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7000000FF30AD8D4CCF4C74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.52cm" svg:height="1.012cm" svg:x="5.38cm" svg:y="9.63cm">
          <draw:image xlink:href="Pictures/1000020100000377000000FF30AD8D4CCF4C746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01:08:40.935838304</meta:creation-date>
    <dc:date>2019-05-09T01:09:51.570770791</dc:date>
    <meta:editing-duration>PT1M17S</meta:editing-duration>
    <meta:editing-cycles>1</meta:editing-cycles>
    <meta:document-statistic meta:object-count="1"/>
    <meta:generator>LibreOffice/6.0.7.3$Linux_X86_64 LibreOffice_project/00m0$Build-3</meta:generator>
  </office:meta>
</office:document-meta>
</file>